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019cm" svg:height="9.144cm" svg:x="1.461cm" svg:y="3.54cm">
          <text:p text:style-name="P1"><text:span text:style-name="T1">Portfolio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207cm" svg:height="2.54cm" svg:x="2.143cm" svg:y="7.612cm">
          <text:p text:style-name="P1">Sub portfolio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07cm" svg:height="2.54cm" svg:x="7.945cm" svg:y="7.614cm">
          <text:p text:style-name="P1">Sub portfolio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07cm" svg:height="2.54cm" svg:x="13.847cm" svg:y="7.616cm">
          <text:p text:style-name="P1">Sub portfolio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07cm" svg:height="2.54cm" svg:x="20.549cm" svg:y="7.618cm">
          <text:p text:style-name="P1">Sub portfolio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56cm" svg:height="1.673cm" svg:x="19.125cm" svg:y="7.739cm">
          <draw:text-box>
            <text:p text:style-name="P3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4:01:06.732585000</meta:creation-date>
    <dc:date>2015-05-24T14:07:07.885613000</dc:date>
    <meta:editing-duration>P0D</meta:editing-duration>
    <meta:editing-cycles>1</meta:editing-cycles>
    <meta:document-statistic meta:object-count="6"/>
    <meta:generator>LibreOffice/4.2.4.2$MacOSX_x86 LibreOffice_project/63150712c6d317d27ce2db16eb94c2f3d7b699f8</meta:generator>
  </office:meta>
</office:document-meta>
</file>